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Part XVII</text:p>
      <text:p text:style-name="P1">Last Guard Duty Before the Plunge</text:p>
      <text:p text:style-name="P2"><text:tab/>A psyion was giving his regular “glance” at 12 A.M. On Ophelia while she and Kacey Collins were at a guard duty of 20:00 – 04:00, on the tower hovering their base. He left as quickly as he came, after he gave her the regular dosage of mind probing and a 4 dot syringe shot at the back of her left palm.</text:p>
      <text:p text:style-name="P2"><text:tab/>“Doesn't it bother you?” Kacey asked.</text:p>
      <text:p text:style-name="P2"><text:tab/>“What is?” Ophelia was asking as she gazed on the four dots of blood the syringe left on her skin. One big blood stain and another three small ones surrounding it. Then she activated the quadruple eye socket drilling fiber optics cords who were semi transparent that stretched from four holes around her left eye to four lesser transparent fiber optics tubes on her B-56 rear sights, then retracted the fiber optics cables after detaching them first.</text:p>
      <text:p text:style-name="P2"><text:tab/>“Stop that, you're doing this for four hours straight and I was talking about the special treatment you get from the base's psyions.”</text:p>
      <text:p text:style-name="P2"><text:tab/>“Oh that, it bothers me alright, there's nothing I hate more than the 'glances' and tranquillizer shots every 12 hours sharp whether I'm dead or alive.” She kept attaching and detaching the fiber optics cables. “I hate the psyions, but there's nothing I can do about it, orders are orders, you know.”</text:p>
      <text:p text:style-name="P2"><text:tab/>Kacey grasped the fiber optic cables of Ophelia's B-56 and cried: “Cut it out, Ophelia, I'm trying to communicate with you, god damn it.” Ophelia retracted the skull drillers while nano machines in her blood stream dealt with the cosmetic damages around the left eye. “They're probably more afraid of you than they're afraid of the enemy.”</text:p>
      <text:p text:style-name="P2"><text:tab/>“Probably so. What would you have me do?”</text:p>
      <text:p text:style-name="P2"><text:tab/>“We can wipe out the entire base, if we wanted to.”</text:p>
      <text:p text:style-name="P2"><text:tab/>“Yes, first the command centre and the communications array.”</text:p>
      <text:p text:style-name="P2"><text:tab/>“Then you would seduce some boys and kill them.”</text:p>
      <text:p text:style-name="P2"><text:tab/>“And you'll do the girls, is that what you were getting at?”</text:p>
      <text:p text:style-name="P2"><text:soft-page-break/><text:tab/>“I would do you right now if you drop down your shields and let me in.” </text:p>
      <text:p text:style-name="P2"><text:tab/>“Another time, maybe, those nano pills, the damned-good-for-nothing psyion is giving me make my brain itchy and painful, but they said it's a side effect intended to keep me focused.”</text:p>
      <text:p text:style-name="P2"><text:tab/>“So would you do me some day, Ophelia?”</text:p>
      <text:p text:style-name="P2"><text:tab/>“If you'll get in my way, I would deal with you on the spot.”</text:p>
      <text:p text:style-name="P2"><text:tab/>“Which spot?”</text:p>
      <text:p text:style-name="P2"><text:tab/>“Right here.” Ophelia took her right index finger and put it on Kacey's forehead, right in the middle, and pushed her slightly away from her.</text:p>
      <text:p text:style-name="P2"><text:tab/>“Would you really do it for me, after all we've been through?”</text:p>
      <text:p text:style-name="P2"><text:tab/>“A bullet between the hemispheres of your brain could save your life, you'll pass out from the shock, the sound of impending doom, that the bullet does when it detaches from his shell case, before the shell re-liquidates itself in a plasma round.”</text:p>
      <text:p text:style-name="P2"><text:tab/>“You're a true friend, Ophelia.” Kacey said in a half sarcastic tone and shoved off Ophelia out of her intimate range she was usually craving for with her.</text:p>
      <text:p text:style-name="P2"><text:tab/>“Screw you, ignorant brat.”</text:p>
      <text:p text:style-name="P2"><text:tab/>“Bitch!!!” Kacey cried and suspected that Ophelia will resume her fiber optics knack which indeed happened after five quiet minutes. “Do you get all the technical bullshit they're trying to teach us all the time?”</text:p>
      <text:p text:style-name="P2"><text:tab/>“Yeah.”</text:p>
      <text:p text:style-name="P2"><text:tab/>“How come?”</text:p>
      <text:p text:style-name="P2"><text:tab/>“Because I do.”</text:p>
      <text:p text:style-name="P2"><text:tab/>“Why does it matter?”</text:p>
      <text:p text:style-name="P2"><text:tab/>“Because some people understand that the big picture is comprised of small dots.”</text:p>
      <text:p text:style-name="P2"><text:tab/>“So?”</text:p>
      <text:p text:style-name="P2"><text:tab/>“This is why politicians usually sucks, because they forget that understanding the micro level of socio-economics will eventually help them control the macro level of socio-economics.”</text:p>
      <text:p text:style-name="P2"><text:soft-page-break/><text:tab/>“That's quite brilliant, give me an example.”</text:p>
      <text:p text:style-name="P2"><text:tab/>“O.k. Just think if we could extract wounded soldiers before they die in battle and put them in a back stage fire arena, where they could still be effective in combat while doctors engage in their medical treatment.”</text:p>
      <text:p text:style-name="P2"><text:tab/>“One more.”</text:p>
      <text:p text:style-name="P2"><text:tab/>“O.k. How about knowing each weapons' advantages and disadvantages, therefore using the right kind of weapon in its corresponding environment: Sniper rifles and gattling guns for long range, and shotguns and pistols for medium to close range and chainsaw or animal form for point blank.”</text:p>
      <text:p text:style-name="P2"><text:tab/>“Hey, I just come up with a cute idea, why don't we transform into guard dogs for the remainder of this shift.”</text:p>
      <text:p text:style-name="P2"><text:tab/>“Good call.”</text:p>
      <text:p text:style-name="P2"><text:tab/>“German shepherds?”</text:p>
      <text:p text:style-name="P2"><text:tab/>“Naturally, they're the best multi-purpose breed out there.”</text:p>
      <text:p text:style-name="P2"><text:tab/>“Wait a second.”</text:p>
      <text:p text:style-name="P2"><text:tab/>“What?”</text:p>
      <text:p text:style-name="P2"><text:tab/>“Who drew first blood in your squad?”</text:p>
      <text:p text:style-name="P2"><text:tab/>“One of the guys, I think it was Jacques, why?”</text:p>
      <text:p text:style-name="P2"><text:tab/>“What about you, do you enjoy the 'drawing' process?”</text:p>
      <text:p text:style-name="P2"><text:tab/>“Not so much, but I've drained a gallon or two myself, by now. Why are you asking me that, right now?”</text:p>
      <text:p text:style-name="P2"><text:tab/>“I don't know, they said something about a big operation some time soon.”</text:p>
      <text:p text:style-name="P2"><text:tab/>“Yeah, but by the time you're in combat, you're usually dead before you know what hit you, just before the fun begins.”</text:p>
      <text:p text:style-name="P2"><text:tab/>“Yep, my thoughts exactly...” They transformed into German shepherds for the remainder of their shift. They added plasmids of Belgian shepherds mixed with Collie to have a richer fur l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meta:initial-creator>
    <meta:creation-date>2009-03-12T20:23:38.37</meta:creation-date>
    <dc:date>2010-06-03T03:42:22.14</dc:date>
    <dc:creator>OoZooL Obliterator666</dc:creator>
    <meta:editing-duration>PT06H23M01S</meta:editing-duration>
    <meta:editing-cycles>6</meta:editing-cycles>
    <meta:generator>OpenOffice.org/3.2$Win32 OpenOffice.org_project/320m12$Build-9483</meta:generator>
    <meta:printed-by>OoZooL Obliterator666</meta:printed-by>
    <meta:print-date>2010-06-02T23:08:10.92</meta:print-date>
    <meta:document-statistic meta:table-count="0" meta:image-count="0" meta:object-count="0" meta:page-count="3" meta:paragraph-count="48" meta:word-count="895" meta:character-count="4877"/>
    <meta:user-defined meta:name="Info 1"/>
    <meta:user-defined meta:name="Info 2"/>
    <meta:user-defined meta:name="Info 3"/>
    <meta:user-defined meta:name="Info 4"/>
  </office:meta>
</office:document-meta>
</file>